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BN10CheckDigit.toCheckDigit( int char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BN10CheckDigit.ISBN10CheckDig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BN10CheckDigit.weightedValue( int charValue , int leftPos , int right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BN10CheckDigit.toInt( char character , int leftPos , int right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